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underline-style="solid" style:text-underline-width="auto" style:text-underline-color="font-color" fo:font-weight="bold" officeooo:rsid="001d3991" officeooo:paragraph-rsid="001d3991" style:font-weight-asian="bold" style:font-weight-complex="bold"/>
    </style:style>
    <style:style style:name="P2" style:family="paragraph" style:parent-style-name="Header">
      <style:text-properties fo:font-weight="normal" officeooo:rsid="001e26d0" officeooo:paragraph-rsid="001e26d0" style:font-weight-asian="normal" style:font-weight-complex="normal"/>
    </style:style>
    <style:style style:name="P3" style:family="paragraph" style:parent-style-name="Header">
      <style:text-properties fo:font-weight="normal" officeooo:rsid="001e26d0" officeooo:paragraph-rsid="001e9564" style:font-weight-asian="normal" style:font-weight-complex="normal"/>
    </style:style>
    <style:style style:name="P4" style:family="paragraph" style:parent-style-name="Header">
      <style:text-properties fo:font-weight="normal" officeooo:rsid="001e9564" officeooo:paragraph-rsid="001e956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9564"/>
    </style:style>
    <style:style style:name="T3" style:family="text">
      <style:text-properties style:text-underline-style="none" officeooo:rsid="001e95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normal" officeooo:rsid="001e26d0" officeooo:paragraph-rsid="001e26d0" style:font-weight-asian="normal" style:font-weight-complex="normal"/>
    </style:style>
    <style:style style:name="MP2" style:family="paragraph" style:parent-style-name="Header">
      <style:text-properties fo:font-weight="normal" officeooo:rsid="001e26d0" officeooo:paragraph-rsid="001e9564" style:font-weight-asian="normal" style:font-weight-complex="normal"/>
    </style:style>
    <style:style style:name="MP3" style:family="paragraph" style:parent-style-name="Header">
      <style:text-properties fo:font-weight="normal" officeooo:rsid="001e9564" officeooo:paragraph-rsid="001e9564" style:font-weight-asian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text-underline-style="none" officeooo:rsid="001e956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etails: <text:s text:c="23"/>Nairobi,Kenya</text:p>
        <text:p text:style-name="MP1"><text:s text:c="37"/></text:p>
        <text:p text:style-name="MP1"><text:s text:c="37"/><text:span text:style-name="MT1">VICTOR KIMANI, DevOps Full Stack Engineer</text:span></text:p>
        <text:p text:style-name="MP1"><text:span text:style-name="MT1"/></text:p>
        <text:p text:style-name="MP1"><text:span text:style-name="MT1"/></text:p>
        <text:p text:style-name="MP2">Education: <text:s text:c="19"/><text:span text:style-name="MT2">Software Engineering, Alx-Africa, Nairobi</text:span></text:p>
        <text:p text:style-name="MP1"><text:s text:c="37"/>November 2022 – December 2023</text:p>
        <text:p text:style-name="MP1"/>
        <text:p text:style-name="MP1"/>
        <text:p text:style-name="MP2">Skills: <text:s text:c="26"/>Linux</text:p>
        <text:p text:style-name="MP2"><text:s text:c="37"/>Python</text:p>
        <text:p text:style-name="MP2"><text:s text:c="37"/>JavaScript</text:p>
        <text:p text:style-name="MP2"><text:s text:c="37"/>HTML</text:p>
        <text:p text:style-name="MP2"><text:s text:c="37"/>CSS </text:p>
        <text:p text:style-name="MP2"><text:s text:c="37"/>Bash Scripts<text:tab/></text:p>
        <text:p text:style-name="MP1"/>
        <text:p text:style-name="MP1"/>
        <text:p text:style-name="MP3">Courses: <text:s text:c="22"/><text:span text:style-name="MT1">Software Engineer at Alx-Africa</text:span></text:p>
        <text:p text:style-name="MP3"><text:s text:c="37"/>November 2022 – December 2023</text:p>
        <text:p text:style-name="MP3"><text:s/></text:p>
        <text:p text:style-name="MP3">Languages: <text:s text:c="17"/>English – Highly proficient</text:p>
        <text:p text:style-name="MP3"><text:s text:c="37"/>Kiswahili – Highly proficient</text:p>
        <text:p text:style-name="MP3"/>
        <text:p text:style-name="MP3">Hobbies: <text:s text:c="20"/>Coding</text:p>
        <text:p text:style-name="MP3"><text:s text:c="35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11T09:21:57.259796834</dc:date>
    <meta:editing-duration>PT18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43" meta:character-count="878" meta:non-whitespace-character-count="311"/>
  </office:meta>
</office:document-meta>
</file>